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s" fo:country="ES" officeooo:rsid="0018e71b" officeooo:paragraph-rsid="0018e71b"/>
    </style:style>
    <style:style style:name="P2" style:family="paragraph" style:parent-style-name="Standard">
      <style:text-properties fo:language="es" fo:country="ES" officeooo:rsid="0018e71b" officeooo:paragraph-rsid="001a1523"/>
    </style:style>
    <style:style style:name="P3" style:family="paragraph" style:parent-style-name="Standard">
      <style:text-properties fo:language="es" fo:country="ES" fo:font-weight="normal" officeooo:rsid="001a1523" officeooo:paragraph-rsid="0018e71b" style:font-weight-asian="normal" style:font-weight-complex="normal"/>
    </style:style>
    <style:style style:name="P4" style:family="paragraph" style:parent-style-name="Standard">
      <style:text-properties fo:language="es" fo:country="ES" fo:font-weight="normal" officeooo:rsid="001a1523" officeooo:paragraph-rsid="001a1523" style:font-weight-asian="normal" style:font-weight-complex="normal"/>
    </style:style>
    <style:style style:name="P5" style:family="paragraph" style:parent-style-name="Standard">
      <style:text-properties fo:language="es" fo:country="ES" fo:font-weight="normal" officeooo:rsid="001b98a4" officeooo:paragraph-rsid="001cd8d7" style:font-weight-asian="normal" style:font-weight-complex="normal"/>
    </style:style>
    <style:style style:name="P6" style:family="paragraph" style:parent-style-name="Standard">
      <style:text-properties fo:language="es" fo:country="ES" fo:font-weight="bold" officeooo:rsid="0018e71b" officeooo:paragraph-rsid="001cd8d7" style:font-weight-asian="bold" style:font-weight-complex="bold"/>
    </style:style>
    <style:style style:name="P7" style:family="paragraph" style:parent-style-name="Standard">
      <style:text-properties fo:language="es" fo:country="ES" fo:font-style="italic" officeooo:rsid="0018e71b" officeooo:paragraph-rsid="0018e71b" style:font-style-asian="italic" style:font-style-complex="italic"/>
    </style:style>
    <style:style style:name="P8" style:family="paragraph" style:parent-style-name="Standard">
      <style:text-properties fo:language="es" fo:country="ES" fo:font-weight="bold" officeooo:rsid="0018e71b" officeooo:paragraph-rsid="001cd8d7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1523" style:font-weight-asian="bold" style:font-weight-complex="bold"/>
    </style:style>
    <style:style style:name="T3" style:family="text">
      <style:text-properties officeooo:rsid="001a1523"/>
    </style:style>
    <style:style style:name="T4" style:family="text">
      <style:text-properties fo:font-weight="normal" officeooo:rsid="001a1523" style:font-weight-asian="normal" style:font-weight-complex="normal"/>
    </style:style>
    <style:style style:name="T5" style:family="text">
      <style:text-properties fo:font-weight="normal" officeooo:rsid="001b98a4" style:font-weight-asian="normal" style:font-weight-complex="normal"/>
    </style:style>
    <style:style style:name="T6" style:family="text">
      <style:text-properties fo:font-weight="normal" officeooo:rsid="001cd8d7" style:font-weight-asian="normal" style:font-weight-complex="normal"/>
    </style:style>
    <style:style style:name="T7" style:family="text">
      <style:text-properties fo:font-weight="normal" officeooo:rsid="001e3ddc" style:font-weight-asian="normal" style:font-weight-complex="normal"/>
    </style:style>
    <style:style style:name="T8" style:family="text">
      <style:text-properties officeooo:rsid="001b98a4"/>
    </style:style>
    <style:style style:name="T9" style:family="text">
      <style:text-properties officeooo:rsid="001e3dd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finiciones de Discreta – Tema 1.</text:p>
      <text:p text:style-name="P1"/>
      <text:p text:style-name="P7">(Una letra mayúscula (A) hace referencia a un enunciado. Una letra minúscula (p) hace referencia a una variable de enunciado. Una letra mayúscula seguida de una minúscula hace referencia a una forma enunciativa (Aa).)</text:p>
      <text:p text:style-name="P1"/>
      <text:p text:style-name="P1"/>
      <text:p text:style-name="P1">. <text:span text:style-name="T1">Enunciado</text:span>: Toda frase simple o compuesta que pueda considerarse como verdadera o falsa. También llamado proposición. Por ejemplo: </text:p>
      <text:p text:style-name="P1"/>
      <text:p text:style-name="P1">A: Hoy hace calor.</text:p>
      <text:p text:style-name="P1">~A: Hoy no hace calor.</text:p>
      <text:p text:style-name="P1"/>
      <text:p text:style-name="P1"/>
      <text:p text:style-name="P1">.<text:span text:style-name="T1">Forma enunciativa</text:span>: Expresión en la que intervienen variables de enunciado y conectivas, construida siguiendo unas reglas determinadas. </text:p>
      <text:p text:style-name="P1"/>
      <text:p text:style-name="P1">Por ejemplo: <text:s text:c="2"/>Aa: p → q. </text:p>
      <text:p text:style-name="P1"/>
      <text:p text:style-name="P1"/>
      <text:p text:style-name="P1">. <text:span text:style-name="T1">Implicación lógica</text:span>: Dadas dos formas enunciativas Aa y Bb, la primera implica lógicamente a la segunda si <text:s/>Aa → Bb es una tautología. </text:p>
      <text:p text:style-name="P1"/>
      <text:p text:style-name="P1"/>
      <text:p text:style-name="P1">. <text:span text:style-name="T1">Equivalencia lógica</text:span>: Dadas dos formas enunciativas Aa y Bb, son lógicamente equivalentes si</text:p>
      <text:p text:style-name="P1">Aa ↔ Bb es una tautología. <text:span text:style-name="T3">Si son lógicamente equivalentes, ambas tienen la misma tabla de verdad.</text:span></text:p>
      <text:p text:style-name="P1"/>
      <text:p text:style-name="P1"/>
      <text:p text:style-name="P1">. <text:span text:style-name="T2">Forma enunciativa restringida</text:span><text:span text:style-name="T4">: Forma enunciativa en la que aparecen conectivas dentro del conjunto {~, &amp;&amp;, ||}.</text:span></text:p>
      <text:p text:style-name="P3"/>
      <text:p text:style-name="P3"/>
      <text:p text:style-name="P2"><text:span text:style-name="T4">.</text:span><text:span text:style-name="T2"> Forma normal disyuntiva</text:span><text:span text:style-name="T4">: Toda forma enunciativa, que no es una contradicción, es lógicamente equivalente a una forma enunciativa restringida de cierta forma. Por cada V en la tabla de verdad de dicha forma enunciativa se calculan las conjunciones básicas. La forma normal disyuntiva estará formada por la disyunción de dichas conjunciones básicas. </text:span></text:p>
      <text:p text:style-name="P4"/>
      <text:p text:style-name="P4"/>
      <text:p text:style-name="P2"><text:span text:style-name="T4">. </text:span><text:span text:style-name="T2">Forma normal conjuntiva</text:span><text:span text:style-name="T4">: Toda forma enunciativa, que no es una tautología, es lógicamente equivalente a una forma enunciativa restringida de cierta forma. Por cada F en la tabla de verdad de dicha forma enunciativa se calculan las disyunciones básicas. La forma normal conjuntiva estará formada por la conjunción de dichas disyunciones básicas. </text:span></text:p>
      <text:p text:style-name="P4"/>
      <text:p text:style-name="P4"/>
      <text:p text:style-name="P6">. <text:span text:style-name="T8">Conjunto adecuado</text:span><text:span text:style-name="T5">: Un conjunto de conectivas es el que verifica que toda forma enunciativa es lógicamente equivalente a otra que se expresa con las conectivas de dicho conjunto.</text:span></text:p>
      <text:p text:style-name="P6"><text:span text:style-name="T5"/></text:p>
      <text:p text:style-name="P6"/>
      <text:p text:style-name="P6">.<text:span text:style-name="T9">Disyunción básica</text:span><text:span text:style-name="T7">: Forma enunciativa formada exclusivamente por los conectores {v, ~}.</text:span></text:p>
      <text:p text:style-name="P5"/>
      <text:p text:style-name="P5"/>
      <text:p text:style-name="P6"><text:soft-page-break/><text:span text:style-name="T8">. Argumentación</text:span><text:span text:style-name="T5">: </text:span><text:span text:style-name="T6">Llamamos argumentación o forma argumentativa a una sucesión de formas enunciativas de las cuales las “n” primeras serán llamadas premisas, marcadas entre comas, y la última será marcada por “.·.” <text:s/>y llamada conclusión. → A1, A2… An .·. A.</text:span></text:p>
      <text:p text:style-name="P6"><text:span text:style-name="T6"><text:tab/>Una forma argumentativa se dice válida si para cada asignación de valores de verdad de las variables que intervienen y que hace que todas las premisas sean verdaderas, la conclusión sea verdadera. Se dice inválida si no es válida. Esto es, existan asignaciones a las variables de enunciado que hacen que las premisas sean verdaderas y la conclusión falsa.</text:span><text:span text:style-name="T5"> </text:span><text:span text:style-name="T8"><text:s/>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7T00:40:18.091000000</meta:creation-date>
    <dc:date>2017-10-22T18:53:10.297000000</dc:date>
    <meta:editing-duration>PT1H11M23S</meta:editing-duration>
    <meta:editing-cycles>4</meta:editing-cycles>
    <meta:generator>LibreOffice/5.4.1.2$Windows_x86 LibreOffice_project/ea7cb86e6eeb2bf3a5af73a8f7777ac570321527</meta:generator>
    <meta:document-statistic meta:table-count="0" meta:image-count="0" meta:object-count="0" meta:page-count="2" meta:paragraph-count="17" meta:word-count="408" meta:character-count="2601" meta:non-whitespace-character-count="2196"/>
  </office:meta>
</office:document-meta>
</file>